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0.3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Quantum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Quantum Improvement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Quantum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Quantum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Quantum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gsym6/o/gsym6.o.4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name="__Anonymous_Sheet_DB__0" table:target-range-address="Sheet1.A1:Sheet1.C2040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8:1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8:15:28</dc:date>
    <dc:creator>Rio Lowry</dc:creator>
    <meta:generator>LibreOffice/3.4$Unix LibreOffice_project/340m1$Build-502</meta:generator>
    <meta:editing-duration>PT23M9S</meta:editing-duration>
    <meta:editing-cycles>1</meta:editing-cycles>
    <meta:document-statistic meta:table-count="1" meta:cell-count="6120" meta:object-count="0"/>
  </office:meta>
</office:document-meta>
</file>